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547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4000"/>
    </style:style>
    <style:style style:name="ce2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ackground-color="#ff4000" style:text-align-source="fix" style:repeat-content="false"/>
      <style:paragraph-properties fo:text-align="end" fo:margin-left="0in"/>
      <style:text-properties style:use-window-font-color="true"/>
    </style:style>
    <style:style style:name="ce7" style:family="table-cell" style:parent-style-name="Default">
      <style:table-cell-properties fo:background-color="#999999"/>
    </style:style>
    <style:style style:name="ce2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9"/>
        <table:table-column table:style-name="co5" table:number-columns-repeated="5" table:default-cell-style-name="ce1"/>
        <table:table-column table:style-name="co5" table:number-columns-repeated="2" table:default-cell-style-name="Default"/>
        <table:table-row table:style-name="ro1">
          <table:table-cell table:style-name="Default" office:value-type="string" calcext:value-type="string">
            <text:p>Map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Author</text:p>
          </table:table-cell>
          <table:table-cell table:style-name="Default" office:value-type="string" calcext:value-type="string">
            <text:p>Min FPS in 1600x900</text:p>
          </table:table-cell>
          <table:table-cell table:style-name="Default" office:value-type="string" calcext:value-type="string">
            <text:p>AI working?</text:p>
          </table:table-cell>
          <table:table-cell table:style-name="Default" office:value-type="string" calcext:value-type="string">
            <text:p>Sound ok?</text:p>
          </table:table-cell>
          <table:table-cell table:style-name="Default" office:value-type="string" calcext:value-type="string">
            <text:p>Houses ok?</text:p>
          </table:table-cell>
          <table:table-cell table:style-name="Default" office:value-type="string" calcext:value-type="string">
            <text:p>Intro text ok?</text:p>
          </table:table-cell>
          <table:table-cell table:style-name="Default" office:value-type="string" calcext:value-type="string">
            <text:p>Reviewed?</text:p>
          </table:table-cell>
          <table:table-cell office:value-type="string" calcext:value-type="string">
            <text:p>No Blockers?</text:p>
          </table:table-cell>
          <table:table-cell office:value-type="string" calcext:value-type="string">
            <text:p>Download?</text:p>
          </table:table-cell>
        </table:table-row>
        <table:table-row table:style-name="ro1">
          <table:table-cell office:value-type="string" calcext:value-type="string">
            <text:p>A New Traged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c, TKLyo</text:p>
          </table:table-cell>
          <table:table-cell table:style-name="Default" office:value-type="float" office:value="210" calcext:value-type="float">
            <text:p>21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Additional Forc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table:style-name="Default"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KAs Magic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table:style-name="ce11" office:value-type="float" office:value="125" calcext:value-type="float">
            <text:p>125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fies Have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AlfieAce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tic Arena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KLyo</text:p>
          </table:table-cell>
          <table:table-cell office:value-type="float" office:value="180" calcext:value-type="float">
            <text:p>18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zona Airfiel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 office:value-type="float" office:value="130" calcext:value-type="float">
            <text:p>13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ttleship Bay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, VIE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 Hel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ue Ho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, TKLyo</text:p>
          </table:table-cell>
          <table:table-cell office:value-type="float" office:value="180" calcext:value-type="float">
            <text:p>18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zic Destruction ZH v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DoMiNaToR, Beltar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nyon Fros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3</text:p>
          </table:table-cell>
          <table:table-cell table:style-name="ce10" table:number-columns-repeated="7"/>
          <table:table-cell/>
        </table:table-row>
        <table:table-row table:style-name="ro1">
          <table:table-cell office:value-type="string" calcext:value-type="string">
            <text:p>Crazy Beach ZH v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Newgate &amp; Outdoor Experiences</text:p>
          </table:table-cell>
          <table:table-cell table:style-name="ce10" table:number-columns-repeated="4"/>
          <table:table-cell table:style-name="ce3" office:value-type="string" calcext:value-type="string">
            <text:p>NO</text:p>
          </table:table-cell>
          <table:table-cell table:style-name="ce10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ammed Cottag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mmed Korha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8" office:value-type="string" calcext:value-type="string">
            <text:p>75 (dam), 9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mmed Scorp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string" calcext:value-type="string">
            <text:p>80 (dam), 12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sert Fur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ouble Damination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8" office:value-type="string" calcext:value-type="string">
            <text:p>150 (dam), 21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 River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ust Devil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50" calcext:value-type="float">
            <text:p>25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cho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dboss ZH v2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10"/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opys Empir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kName, TKLyo</text:p>
          </table:table-cell>
          <table:table-cell/>
          <table:table-cell table:style-name="Default" table:number-columns-repeated="5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orest of Camelo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5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orest of Obliv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 office:value-type="float" office:value="220" calcext:value-type="float">
            <text:p>22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rt Payn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icMan2099</text:p>
          </table:table-cell>
          <table:table-cell office:value-type="float" office:value="140" calcext:value-type="float">
            <text:p>14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namura Temp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270" calcext:value-type="float">
            <text:p>270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Kinky Field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imberOwl</text:p>
          </table:table-cell>
          <table:table-cell table:style-name="ce10"/>
          <table:table-cell table:style-name="ce7" table:number-columns-repeated="5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atural Threats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Agent21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eidons Lai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style-name="Default" table:number-columns-repeated="5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roxy War ZH v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500" calcext:value-type="float">
            <text:p>50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inforest Reservoir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movich, DoMiNaToR, TimberOwl</text:p>
          </table:table-cell>
          <table:table-cell table:style-name="ce17" office:value-type="string" calcext:value-type="string">
            <text:p>60 (dam), 340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ing Legio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style-name="Default" table:number-columns-repeated="5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acred La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kura Forest II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, -RaDaR^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Salt Lake Rive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 office:value-type="float" office:value="220" calcext:value-type="float">
            <text:p>22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w Land Nation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style-name="Default" table:number-columns-repeated="5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nowy Drought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, Specovik</text:p>
          </table:table-cell>
          <table:table-cell office:value-type="float" office:value="400" calcext:value-type="float">
            <text:p>40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wy Roads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220" calcext:value-type="float">
            <text:p>220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m Surg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 Tactic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 office:value-type="float" office:value="270" calcext:value-type="float">
            <text:p>270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ban Pinch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ing River Revised ZH v1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office:value-type="float" office:value="500" calcext:value-type="float">
            <text:p>500</text:p>
          </table:table-cell>
          <table:table-cell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7"/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lling Avalanch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Yota Nation Arena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4"/>
          <table:table-cell table:style-name="ce21" office:value-type="string" calcext:value-type="string">
            <text:p>PENDING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table:style-name="ce3" office:value-type="string" calcext:value-type="string">
            <text:p>Yota Nation Battlegrou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4"/>
          <table:table-cell table:style-name="ce21" office:value-type="string" calcext:value-type="string">
            <text:p>PENDING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lterac Pas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imals of the Genera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tec Empir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amonds Ed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ict 10 ZH v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table:style-name="ce8" office:value-type="float" office:value="145" calcext:value-type="float">
            <text:p>145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gotten Factory ZH v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erciBKK, -RaDaR^</text:p>
          </table:table-cell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Four Victory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table:style-name="ce8"/>
          <table:table-cell table:style-name="ce2" table:number-columns-repeated="2"/>
          <table:table-cell table:style-name="Default"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Freezing Bursa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table:style-name="ce8" office:value-type="float" office:value="230" calcext:value-type="float">
            <text:p>23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ntier Rai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Goon ZH v1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Green Silk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diyy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l on Rail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180" calcext:value-type="float">
            <text:p>18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ning Dew ZH v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il Carna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KLyo, TimberOwl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ification ZH v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320" calcext:value-type="float">
            <text:p>32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iders Islan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mperate Wood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410" calcext:value-type="float">
            <text:p>41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ournament 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on of Excalibu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astal Shock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5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oral Island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Chapo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sed Hollow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ilon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icMan209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en of Terror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YES</text:p>
          </table:table-cell>
          <table:table-cell table:style-name="ce7" table:number-columns-repeated="2"/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acier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G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Medieval Era ZH v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230" calcext:value-type="float">
            <text:p>23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jave Desert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310" calcext:value-type="float">
            <text:p>31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cky Mountains ZH v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150" calcext:value-type="float">
            <text:p>15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gasa Fortres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rian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ga Terro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300" calcext:value-type="float">
            <text:p>30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ournament C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ncHD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tic Paradi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arade Lenin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rchaic Meltdow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30" calcext:value-type="float">
            <text:p>230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 Between Them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310" calcext:value-type="float">
            <text:p>310</text:p>
          </table:table-cell>
          <table:table-cell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7"/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 for Reach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Dominion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berOwl, NoMerciBKK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sert Vortex ZH v7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300" calcext:value-type="float">
            <text:p>300</text:p>
          </table:table-cell>
          <table:table-cell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7"/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gotten Valley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5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Lethal Mill ZH v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500" calcext:value-type="float">
            <text:p>50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ost Cau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 Pinatubo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dy Madnes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rsian Gulf Conflict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280" calcext:value-type="float">
            <text:p>28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y Kingdom Lagoo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5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wisted Treeline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MerciBKK, -TanSo-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Umbrella Corp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tx</text:p>
          </table:table-cell>
          <table:table-cell table:style-name="ce17" office:value-type="string" calcext:value-type="string">
            <text:p>22 (AI), 330</text:p>
          </table:table-cell>
          <table:table-cell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ban Downfall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stelands Dust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6T09:34:39.366000000</meta:creation-date>
    <dc:date>2024-05-10T17:56:02.347000000</dc:date>
    <meta:editing-duration>P5DT11H36M25S</meta:editing-duration>
    <meta:editing-cycles>519</meta:editing-cycles>
    <meta:generator>LibreOffice/7.3.4.2$Windows_X86_64 LibreOffice_project/728fec16bd5f605073805c3c9e7c4212a0120dc5</meta:generator>
    <meta:document-statistic meta:table-count="1" meta:cell-count="755" meta:object-count="0"/>
  </office:meta>
</office:document-meta>
</file>